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4.191cm" svg:x="3.151cm" svg:y="2.778cm">
          <text:p text:style-name="P1"><text:span text:style-name="T1">lircrd.con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4.191cm" svg:x="12.049cm" svg:y="2.805cm">
          <text:p text:style-name="P2"><text:span text:style-name="T2">li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9.271cm" svg:x="6.334cm" svg:y="9.509cm">
          <text:p text:style-name="P2"><text:span text:style-name="T2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032cm" svg:height="2.54cm" svg:x="7.477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032cm" svg:height="2.54cm" svg:x="12.557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8.128cm" svg:height="4.318cm" svg:x="7.161cm" svg:y="21.82cm">
          <text:p text:style-name="P3"><text:span text:style-name="T2">lir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032cm" svg:height="3.048cm" svg:x="10.144cm" svg:y="18.7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6:56:44.371926000</meta:creation-date>
    <dc:date>2014-08-28T08:25:38.256825000</dc:date>
    <meta:editing-duration>P0D</meta:editing-duration>
    <meta:editing-cycles>2</meta:editing-cycles>
    <meta:generator>LibreOffice/4.2.0.4$MacOSX_X86_64 LibreOffice_project/05dceb5d363845f2cf968344d7adab8dcfb2ba71</meta:generator>
    <meta:document-statistic meta:object-count="7"/>
  </office:meta>
</office:document-meta>
</file>